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abd" officeooo:paragraph-rsid="0006fabd" style:font-weight-asian="bold" style:font-weight-complex="bold"/>
    </style:style>
    <style:style style:name="P2" style:family="paragraph" style:parent-style-name="Standard">
      <style:text-properties fo:font-weight="bold" officeooo:rsid="000b6a3b" officeooo:paragraph-rsid="000b6a3b" style:font-weight-asian="bold" style:font-weight-complex="bold"/>
    </style:style>
    <style:style style:name="P3" style:family="paragraph" style:parent-style-name="Standard">
      <style:text-properties fo:font-weight="normal" officeooo:rsid="000fa796" officeooo:paragraph-rsid="000fa796" style:font-weight-asian="normal" style:font-weight-complex="normal"/>
    </style:style>
    <style:style style:name="P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08cf16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0a2475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0b3c5e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b6a3b" officeooo:paragraph-rsid="000b6a3b" style:font-weight-asian="bold" style:font-weight-complex="bold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cd3c9" officeooo:paragraph-rsid="000cd3c9" style:font-weight-asian="bold" style:font-weight-complex="bold"/>
    </style:style>
    <style:style style:name="P1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e33ad" officeooo:paragraph-rsid="000e33ad" style:font-weight-asian="bold" style:font-weight-complex="bold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f5cbb" officeooo:paragraph-rsid="000b6a3b" style:font-weight-asian="normal" style:font-weight-complex="normal"/>
    </style:style>
    <style:style style:name="P1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0eb7b" officeooo:paragraph-rsid="0010eb7b" style:font-weight-asian="normal" style:font-weight-complex="normal"/>
    </style:style>
    <style:style style:name="P1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0eb7b" officeooo:paragraph-rsid="001563cf" style:font-weight-asian="normal" style:font-weight-complex="normal"/>
    </style:style>
    <style:style style:name="P1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438a6" officeooo:paragraph-rsid="001438a6" style:font-weight-asian="normal" style:font-weight-complex="normal"/>
    </style:style>
    <style:style style:name="P1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0cd3c9" officeooo:paragraph-rsid="000cd3c9" style:font-weight-asian="bold" style:font-weight-complex="bold"/>
    </style:style>
    <style:style style:name="P1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0e33ad" officeooo:paragraph-rsid="000e33ad" style:font-weight-asian="bold" style:font-weight-complex="bold"/>
    </style:style>
    <style:style style:name="P1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0b6a3b" officeooo:paragraph-rsid="000b6a3b" style:font-weight-asian="bold" style:font-weight-complex="bold"/>
    </style:style>
    <style:style style:name="P1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800000" style:font-name="monospace" fo:font-size="10.5pt" fo:letter-spacing="normal" fo:font-style="normal" fo:font-weight="normal" officeooo:rsid="000b3c5e" officeooo:paragraph-rsid="000b3c5e"/>
    </style:style>
    <style:style style:name="P2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b6a3b" officeooo:paragraph-rsid="000b6a3b" style:font-weight-asian="bold" style:font-weight-complex="bold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563cf" officeooo:paragraph-rsid="001563cf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0eb7b" officeooo:paragraph-rsid="00174521" style:font-weight-asian="normal" style:font-weight-complex="normal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0eb7b" officeooo:paragraph-rsid="0010eb7b" style:font-weight-asian="normal" style:font-weight-complex="normal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8bbf8" officeooo:paragraph-rsid="0018bbf8" style:font-weight-asian="normal" style:font-weight-complex="normal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fo:color="#800000"/>
    </style:style>
    <style:style style:name="T2" style:family="text">
      <style:text-properties officeooo:rsid="001563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have implemented basic 'phrase embedding' for entities and tags, using pre-trained 'Glove' word embedding. The simplest method is giving ~40% accuracy which is near to BLSTM. A little more change may give good results.</text:p>
      <text:p text:style-name="P3"/>
      <text:p text:style-name="P3">I did the analysis of low accuracy and found out following two major issues.</text:p>
      <text:p text:style-name="P3"/>
      <text:p text:style-name="P3">1. There are too many unknown words, due to which embeddings are less effective.</text:p>
      <text:p text:style-name="P3"/>
      <text:p text:style-name="P3">2. The embedding for Role are two close, if roles fall into same category. Example: PER_Others, PER_Victim or PER_Accused have similar embeddings.</text:p>
      <text:p text:style-name="P3"/>
      <text:p text:style-name="P3">TAG1 <text:s/>&lt;==&gt; <text:s/>TAG2: dist (= 1-cosine(TAG1, TAG2))</text:p>
      <text:p text:style-name="P3"/>
      <text:p text:style-name="P3">PER_Others &lt;==&gt; PER_Victim: 0.0635333109587</text:p>
      <text:p text:style-name="P3"/>
      <text:p text:style-name="P3">PER_Others &lt;==&gt; PER_Accused: 0.0665404923285</text:p>
      <text:p text:style-name="P3"/>
      <text:p text:style-name="P3">PER_Victim &lt;==&gt; PER_Accused: 0.0451649628778 </text:p>
      <text:p text:style-name="P3"/>
      <text:p text:style-name="P3">This is why our model is getting confused among PER tags. This can be seen from actual results too.</text:p>
      <text:p text:style-name="P3"/>
      <text:p text:style-name="P3">1. <text:s/>PER_Victim</text:p>
      <text:p text:style-name="P3"/>
      <text:p text:style-name="P3">{'PER_Others': 107, 'LOC_Others': 0, 'ORG_Accused': 1, 'PER_Victim': 120, 'ORG_Victim': 2, 'O': 1, 'ORG_Others': 2, 'PER_Accused': 60, 'LOC_Accused': 1, <text:s/>'LOC_Victim': 2}</text:p>
      <text:p text:style-name="P3"/>
      <text:p text:style-name="P3">2. PER_Accused</text:p>
      <text:p text:style-name="P3"/>
      <text:p text:style-name="P3">{'PER_Others': 168, 'LOC_Event': 9, 'LOC_Others': 12, 'ORG_Accused': 10, 'PER_Victim': 187, 'ORG_Victim': 4, 'O': 58, 'ORG_Others': 5, 'PER_Accused': 402, 'LOC_Accused': 4, 'LOC_Victim': 45}</text:p>
      <text:p text:style-name="P3"/>
      <text:p text:style-name="P3">If we can increase distance between same category roles, model could perform better.</text:p>
      <text:p text:style-name="P3"/>
      <text:p text:style-name="P3"/>
      <text:p text:style-name="P1"/>
      <text:p text:style-name="P1">Tag Embedding via Word Concatenation</text:p>
      <text:p text:style-name="P1"/>
      <text:p text:style-name="P2">Issue 1: Tag Embeddings are two close</text:p>
      <text:p text:style-name="P1"/>
      <text:p text:style-name="P5">PER_Others &lt;==&gt; PER_Victim: 0.0635333109587</text:p>
      <text:p text:style-name="P4"/>
      <text:p text:style-name="P5">PER_Others &lt;==&gt; PER_Accused: 0.0665404923285</text:p>
      <text:p text:style-name="P4"/>
      <text:p text:style-name="P8">PER_Victim &lt;==&gt; PER_Accused: 0.0451649628778 </text:p>
      <text:p text:style-name="P8"/>
      <text:p text:style-name="P19">Both class embeddings are very close</text:p>
      <text:p text:style-name="P6"/>
      <text:p text:style-name="P5"/>
      <text:p text:style-name="P5">PER_Others &lt;==&gt; ORG_Victim: 0.160470147228</text:p>
      <text:p text:style-name="P4"/>
      <text:p text:style-name="P5">PER_Others &lt;==&gt; ORG_Accused: 0.186892393602</text:p>
      <text:p text:style-name="P4"/>
      <text:p text:style-name="P5"><text:soft-page-break/>PER_Others &lt;==&gt; ORG_Others: 0.130212612618</text:p>
      <text:p text:style-name="P5"/>
      <text:p text:style-name="P4"/>
      <text:p text:style-name="P5">PER_Others &lt;==&gt; LOC_Accused: 0.141662142082</text:p>
      <text:p text:style-name="P4"/>
      <text:p text:style-name="P5">PER_Others &lt;==&gt; LOC_Others: 0.132498952011</text:p>
      <text:p text:style-name="P4"/>
      <text:p text:style-name="P5">PER_Others &lt;==&gt; LOC_Event: 0.144885330262</text:p>
      <text:p text:style-name="P4"/>
      <text:p text:style-name="P5"/>
      <text:p text:style-name="P4"/>
      <text:p text:style-name="P5">PER_Victim &lt;==&gt; ORG_Victim: 0.187120138425</text:p>
      <text:p text:style-name="P4"/>
      <text:p text:style-name="P5">PER_Victim &lt;==&gt; ORG_Accused: 0.192387310513</text:p>
      <text:p text:style-name="P4"/>
      <text:p text:style-name="P5">PER_Victim &lt;==&gt; ORG_Others: 0.166664621936</text:p>
      <text:p text:style-name="P5"/>
      <text:p text:style-name="P4"/>
      <text:p text:style-name="P5">PER_Victim &lt;==&gt; LOC_Accused: 0.13958420765</text:p>
      <text:p text:style-name="P4"/>
      <text:p text:style-name="P5">PER_Victim &lt;==&gt; LOC_Accused: 0.13958420765</text:p>
      <text:p text:style-name="P4"/>
      <text:p text:style-name="P5">PER_Victim &lt;==&gt; LOC_Others: 0.149533317659</text:p>
      <text:p text:style-name="P4"/>
      <text:p text:style-name="P5">PER_Victim &lt;==&gt; LOC_Event: 0.147455674843</text:p>
      <text:p text:style-name="P5"/>
      <text:p text:style-name="P4"/>
      <text:p text:style-name="P5">PER_Accused &lt;==&gt; ORG_Victim: 0.168036575594</text:p>
      <text:p text:style-name="P4"/>
      <text:p text:style-name="P5">PER_Accused &lt;==&gt; ORG_Accused: 0.16291759621</text:p>
      <text:p text:style-name="P4"/>
      <text:p text:style-name="P5">PER_Accused &lt;==&gt; ORG_Others: 0.143115906549</text:p>
      <text:p text:style-name="P5"/>
      <text:p text:style-name="P4"/>
      <text:p text:style-name="P5">PER_Accused &lt;==&gt; LOC_Accused: 0.115941836919</text:p>
      <text:p text:style-name="P4"/>
      <text:p text:style-name="P5">PER_Accused &lt;==&gt; LOC_Accused: 0.115941836919</text:p>
      <text:p text:style-name="P4"/>
      <text:p text:style-name="P5">PER_Accused &lt;==&gt; LOC_Others: 0.135565112922</text:p>
      <text:p text:style-name="P4"/>
      <text:p text:style-name="P5">PER_Accused &lt;==&gt; LOC_Event: 0.143228114501</text:p>
      <text:p text:style-name="P4"/>
      <text:p text:style-name="P5"/>
      <text:p text:style-name="P4"/>
      <text:p text:style-name="P5"/>
      <text:p text:style-name="P5"/>
      <text:p text:style-name="P5"/>
      <text:p text:style-name="P5">ORG_Victim &lt;==&gt; ORG_Accused: 0.111270162238</text:p>
      <text:p text:style-name="P4"/>
      <text:p text:style-name="P5">ORG_Victim &lt;==&gt; ORG_Others: 0.0298490169925</text:p>
      <text:p text:style-name="P5"/>
      <text:p text:style-name="P7">ORG_Accused &lt;==&gt; ORG_Others: 0.0849389670672</text:p>
      <text:p text:style-name="P4"/>
      <text:p text:style-name="P4"/>
      <text:p text:style-name="P5">ORG_Victim &lt;==&gt; LOC_Accused: 0.0689337014249</text:p>
      <text:p text:style-name="P4"/>
      <text:p text:style-name="P5">ORG_Victim &lt;==&gt; LOC_Accused: 0.0689337014249</text:p>
      <text:p text:style-name="P4"/>
      <text:p text:style-name="P5">ORG_Victim &lt;==&gt; LOC_Others: 0.0557892020388</text:p>
      <text:p text:style-name="P4"/>
      <text:p text:style-name="P5">ORG_Victim &lt;==&gt; LOC_Event: 0.0629445927454</text:p>
      <text:p text:style-name="P4"><text:soft-page-break/></text:p>
      <text:p text:style-name="P5"/>
      <text:p text:style-name="P5">ORG_Accused &lt;==&gt; LOC_Accused: 0.129543980353</text:p>
      <text:p text:style-name="P4"/>
      <text:p text:style-name="P5">ORG_Accused &lt;==&gt; LOC_Accused: 0.129543980353</text:p>
      <text:p text:style-name="P4"/>
      <text:p text:style-name="P5">ORG_Accused &lt;==&gt; LOC_Others: 0.11962792141</text:p>
      <text:p text:style-name="P4"/>
      <text:p text:style-name="P5">ORG_Accused &lt;==&gt; LOC_Event: 0.133703989706</text:p>
      <text:p text:style-name="P4"/>
      <text:p text:style-name="P4"/>
      <text:p text:style-name="P5">ORG_Others &lt;==&gt; LOC_Accused: 0.0726503663251</text:p>
      <text:p text:style-name="P4"/>
      <text:p text:style-name="P5">ORG_Others &lt;==&gt; LOC_Accused: 0.0726503663251</text:p>
      <text:p text:style-name="P4"/>
      <text:p text:style-name="P5">ORG_Others &lt;==&gt; LOC_Others: 0.0596740864567</text:p>
      <text:p text:style-name="P4"/>
      <text:p text:style-name="P5">ORG_Others &lt;==&gt; LOC_Event: 0.0830120804785</text:p>
      <text:p text:style-name="P4"/>
      <text:p text:style-name="P5"/>
      <text:p text:style-name="P5">LOC_Accused &lt;==&gt; LOC_Others: 0.0178426475218</text:p>
      <text:p text:style-name="P4"/>
      <text:p text:style-name="P5">LOC_Accused &lt;==&gt; LOC_Event: 0.0317902836465</text:p>
      <text:p text:style-name="P4"/>
      <text:p text:style-name="P5">LOC_Accused &lt;==&gt; LOC_Others: 0.0178426475218</text:p>
      <text:p text:style-name="P4"/>
      <text:p text:style-name="P5">LOC_Accused &lt;==&gt; LOC_Event: 0.0317902836465</text:p>
      <text:p text:style-name="P4"/>
      <text:p text:style-name="P5">LOC_Others &lt;==&gt; LOC_Event: 0.0186272155125</text:p>
      <text:p text:style-name="P5"/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nalysis:</text:p>
      <text:p text:style-name="P16"/>
      <text:p text:style-name="P16">1. <text:s/>PER_Victim</text:p>
      <text:p text:style-name="P10">{<text:span text:style-name="T1">'PER_Others': 107,</text:span> 'LOC_Others': 0, 'ORG_Accused': 1, 'PER_Victim': 120, 'ORG_Victim': 2, 'O': 1, 'ORG_Others': 2, <text:span text:style-name="T1">'PER_Accused': 60</text:span>, 'LOC_Accused': 1, <text:s/>'LOC_Victim': 2}</text:p>
      <text:p text:style-name="P16"/>
      <text:p text:style-name="P17">2. PER_Accused</text:p>
      <text:p text:style-name="P17"/>
      <text:p text:style-name="P11">{<text:span text:style-name="T1">'PER_Others': 168,</text:span> 'LOC_Event': 9, 'LOC_Others': 12, 'ORG_Accused': 10, <text:span text:style-name="T1">'PER_Victim': 187,</text:span> 'ORG_Victim': 4, 'O': 58, 'ORG_Others': 5, 'PER_Accused': 402, 'LOC_Accused': 4, 'LOC_Victim': 45}</text:p>
      <text:p text:style-name="P17"/>
      <text:p text:style-name="P17"/>
      <text:p text:style-name="P17"/>
      <text:p text:style-name="P18"/>
      <text:p text:style-name="P18"/>
      <text:p text:style-name="P24"><text:soft-page-break/>All our models are failing to make distinction among similar category roles (PER_Others, PER_Victim etc).</text:p>
      <text:p text:style-name="P24"/>
      <text:p text:style-name="P24">So to test the effectiveness of our new method wrt 'Sequential Methods (CRF, BLSTM)', I did following mapping and run experiments.</text:p>
      <text:p text:style-name="P24"/>
      <text:p text:style-name="P24">PER_Accused, PER_Victim, PER_Others -&gt; PER</text:p>
      <text:p text:style-name="P24">LOC_xxx -&gt; LOC</text:p>
      <text:p text:style-name="P24">ORG_xxx -&gt; ORG</text:p>
      <text:p text:style-name="P13"/>
      <text:p text:style-name="P13">If I map all PER_xxx to PER and LOC_xxx to LOC and so on <text:span text:style-name="T2">in our method</text:span></text:p>
      <text:p text:style-name="P13"/>
      <text:p text:style-name="P13">======= Accuracy Class Wise =====================</text:p>
      <text:p text:style-name="P4"/>
      <text:p text:style-name="P5">Class <text:s text:c="3"/>Matched Total %</text:p>
      <text:p text:style-name="P5">--------------------------</text:p>
      <text:p text:style-name="P5">PER: 2868 3334 86%</text:p>
      <text:p text:style-name="P5">ORG: 1936 3406 56%</text:p>
      <text:p text:style-name="P5">LOC: 2693 3749 71%</text:p>
      <text:p text:style-name="P13"/>
      <text:p text:style-name="P15">Average Accuracy: 71%</text:p>
      <text:p text:style-name="P15"/>
      <text:p text:style-name="P14">If I map all PER_xxx to PER and LOC_xxx to LOC and so on <text:span text:style-name="T2">in CRF method</text:span></text:p>
      <text:p text:style-name="P14"/>
      <text:p text:style-name="P15">======= Accuracy Class Wise =====================</text:p>
      <text:p text:style-name="P4"/>
      <text:p text:style-name="P5">Class <text:s text:c="3"/>Matched Total %</text:p>
      <text:p text:style-name="P5">--------------------------</text:p>
      <text:p text:style-name="P5">PER: 1766 2579 68%</text:p>
      <text:p text:style-name="P5">ORG: 1629 2663 61%</text:p>
      <text:p text:style-name="P5">LOC: 2094 3265 64%</text:p>
      <text:p text:style-name="P5"/>
      <text:p text:style-name="P21">Average Accuracy: 64.33%</text:p>
      <text:p text:style-name="P21"/>
      <text:p text:style-name="P22">If I map all PER_xxx to PER and LOC_xxx to LOC and so on <text:span text:style-name="T2">in BLSTM method</text:span></text:p>
      <text:p text:style-name="P15"/>
      <text:p text:style-name="P9">======= Accuracy Class Wise =====================</text:p>
      <text:p text:style-name="P4"/>
      <text:p text:style-name="P5">Class <text:s text:c="3"/>Matched Total %</text:p>
      <text:p text:style-name="P5">--------------------------</text:p>
      <text:p text:style-name="P5">PER: 1211 1456 83%</text:p>
      <text:p text:style-name="P5">ORG: 1014 1508 67%</text:p>
      <text:p text:style-name="P5">LOC: 1305 1724 75%</text:p>
      <text:p text:style-name="P18"/>
      <text:p text:style-name="P18"/>
      <text:p text:style-name="P18"/>
      <text:p text:style-name="P18"/>
      <text:p text:style-name="P18">Issue 2: Too many unknown words</text:p>
      <text:p text:style-name="P18"/>
      <text:p text:style-name="P9">'21-M', 'innine', 'Allanoor', 'Army.In', 'tracks.Artie', 'Aleppo.AFP', 'onWednesday', 'Ladoowala', 'Roul', 'earliest.Gandhi', 'badly-burned', 'culture.It', 'electrical/electronic', 'Rs.5-crore', 'pre-mature', 'Ravula', 'convincing.Although', 'Vaddakkan', 'Ayancherry', 'Nagmohandas', 'ISAF-ANSF', 'Bhwani', 'here.Also', 'computer-graphic', 'Jitmol', 'Malayeshs', 'police.Police', 'Jamaat-Islami', '806-page', 'Charaideo', 'cotton-wool', 'further.The', 'Shanmugavel', 'Ratanipathar', 'site.Kolkata', '0180-3297823', 'Ranchi-Ramgarh', 'Nisharani', 'Namazis', 'Tirupathur', 'Sukanjan', 'Paglasthan', 'Mudasir', 'Sushilkumar', 'Jangareddygudem', 'terrorism.The', 'Highly-explosive', 'Mujibulla', '@abpnewstv', 'BJP-ruled', <text:soft-page-break/>'victim.Very', 'vote-bank', 'Khayum', 'Tingaligaon', 'Pakistani-origin', 'cooking-gas', 'border.A', 'anti-humanistic', 'Sonawane', 'Zeenews', 'imparted.The', 'Athanvalavil', 'video-graphing', 'AMCH', 'passport-size', 'HuJIs', 'India-wide', 'RahulThe', 'Nalanda.Nalanda', 'Selaiyur', 'Anwarserry', 'Mynagapally', 'area.Prima', 'Nandanvan', 'land-mine', 'Gayas', 'Dilsukhnagar', 'Lakma', 'Borghopa', 'Saif-ur-Rehman', 'country.Three', 'Taklya', 'suicide-bombers', 'Chawangphai', 'Gadaka', 'MPLF', 'intelligence.Over', 'day.No', 'Raphod', 'Dhekijuli', 'Radyuhin', '291-MW', 'Umeshkumar', 'insurgency-infested', 'held.Investigating', 'Faraspal', 'Mahammadi', 'Qateel', 'Mohol', 'Kot-ni-Rang', 'Pibco', 'added.Senior', 'Isabah', 'Rajnarain', 'Surat.Joint', 'condition.All', 'PhotosNews', 'exgratia', 'Pratirodh', 'Lashkar-e', 'damaged.If', 'post-26', 'Pragnya', 'Rafis', 'Congress.The', 'Pulikkal', 'Bodoland.QnA', 'Zheviho', 'Shivendu', 'Delhi-bound', 'Ganju', 'Fakirgram', 'Satav', '@Namo', 'Abdulkhani', '10lakh', 'Lumding-Diphu', '.72.5', 'Parbani', '10-lakh', 'Bhikiwind', 'Setelwad', 'Chitrabon', 'said.Though', 'reluctance.Mr', 'an-and-Kalashnikov', 'government.Home', 'bomber.Reports', 'Bhullars', 'newly-elected', 'Sashatra', 'CFSL', 'Adityanath', 'accusedSalman', 'N.P.S.', 'issue.Ms', 'Tukogunj', 'Kumaria', '23743769', 'newspersons', 'Lakkere', 'Parags', '011-24355954', 'LUCKNOW/FAIZABAD', 'Kasarwadi', '23-M', 'layega', 'Haroons', 'alongthe', 'Kaij', 'Borjhar', 'net.Kapadia', 'Saharanpur-bound', 'cycle-rickshaws', 'law-enforcing', 'Harkat-ul', '27-M', 'stopped.BJP', '967th', 'Wakas', 'Bagal', 'Sudans', 'weeks.As', 'charge-sheets', 'wait.The', 'Phulo', 'Ameeruddin', 'Kachchatheevu', 'world.The', 'said.Three', 'said.Lyricist', 'daily-wage', 'Shahina', 'Taiwada', 'said.BJP', 'denge', 'Mankachar', 'Parirakshana', 'conrol', 'Bengpukhuri', 'Munaaf', 'TheHindu', 'Kothakota', 'numbersshe', 'Rockybul', 'said.Unidentified', 'Delhi-Ahmedabad', 'Raidang', 'Kirkurk', 'Batterywala', 'bombs.He', 'golden-domed', 'jimmy-jib', 'Meeta', 'minor.The', 'trans-Yamuna', 'added.I', 'Bendalam', 'Bihars', 'werepresent', 'Punemodule', 'milega', 'riot-hit', 'Surat.Kapadia', 'prayer.The', 'ULFA-sponsored', 'over.Lax', 'explosives-packed', 'Dattatray', '.21:29', 'PTI.The', 'sharp-shooter', 'high-alert', 'Balakrishnans', '2423A', 'KoramanglaFifth', 'policeteam', 'Golghar', 'Balkonda', '@SushilModi', 'Vedamurthy', 'AHMEDABAD/LUCKNOW', 'S.M.A.', 'Krishnia', 'tri-junction', 'Trikutanagar', '2013Helicopter', '153-A', 'vehicle-borne', 'evening.One', 'Ganheshguri', 'VIMS', 'Taqui', 'Jaiswals', 'Urdu.By', 'Indore-based', 'Narpat', 'investigateTeams', 'Punes', 'explosive.The', 'am.Required', 'Mudkhed', 'ACMM', 'Abhyanand', 'BKI', ',42', '-22356409', 'Ratheswar', 'Shettihalli', 'al-Moussawi', 'reports.Despite', 'systematically/professionally', 'Kaliaboda', 'three-nation', 'Mochahary', 'PUNE/MUMBAI', 'Kalawati', 'inference.Over', 'people.Bomb', 'Alom', 'Shab-e-Barat', 'Targhar', 'Buddha.Asking', '35-F', 'CentreIn', 'Jharkhands', 'Powa', 'Kolkata-based', 'Dilkash', 'Dariapur', 'Bharali', 'Vidiya', 'Thowlath', 'Chamber.An', 'RESPONSIBLEWe', 'Shariful', 'Dharba', 'DilsukhnagarNo', 'needful.It', 'AK-81', 'Simulia', 'Konwar', 'seriously.He', 'shahiimam', 'S.N.Singh', 'fog.Visibility', 'Gogoi-led', 'Samastipur-Darbhanga', 'andhe', 'neogil', 'cu-stody', 'Bhjai', 'exploded.The', 'Harkat-ul-Jehad-i-Islami', 'I-Day', 'Karmaji', 'Gosaninuagaon', 'anti-sabotage', 'Thameem', '11-month-old', 'thetiny', 'Goondas', 'goal.But', 'micro-managed', 'at6', 'jald', 'Karibasappa', '-LRB-', 'Kopar', 'Inlaks', 'said.Six', 'Sea.Each', 'Mujahideen.DMK', 'Dabosal', 'likely.But', 'Siyal', 'Sankhe', 'site.Investigations', 'Mridula', 'corelated', 'Jalkal', 'ImamBargahs', 'Karapattu', 'Masaurhi', 'Govindpuri', 'Kuttiyil', 'Satpur', 'Kakopathar', 'vikaas', 'Modhu', 'Balijan', 'birthanniversary', 'angl', 'life.This', 'bombingsTwo', 'Nuwaimi', 'civilisational', 'Congress-free', '3-07', 'anti-POSCO', 'Shinde/Firstpost', '6-40', 'Maharashtra.Officials', 'Ramdhari', '6450342', 'attacks.So', 'Gaya.Additional', 'SinghIt', '80-metre-long', 'pan-north-east', 'injuredin', 'Aathgaon', 'templeBihar', 'Mankapal', 'NSCN-<text:soft-page-break/>IM', 'Mumbai.The', 'Delhi.A', 'nerve-centre', 'blast.An', 'Harkat-ul-Jehad-al-Islami', 'friend.Modi', 'Gowthul', 'Jnein', 'Baralumukh', '0542-2369242', 'Thur-sday', 'police.UP', '23061469', '-LCB-', 'Chutia', 'government-business', 'Girdhari', 'investigatiing', 'Khwairakpan', 'Lokender', 'toldCBC', 'Patmout', 'Bardoloi', 'terror-mongers', 'week.In', 'Yatras', 'Baleeguddin', 'loose.He', 'Kamruddin', 'hotel.Keep', 'target.Interestingly', 'Amarjyoti', 'Bhane', 'girl.', 'honey.Modi', 'Avdeshanand', 'Burnhall', 'hotels.They', 'Guwahati.Dhubri', 'said.Addressing', 'Ramlal', 'Mumbadevi', 'Muslim-e-Hind', 'SPOs', 'fighting.Everything', 'Ehtesham', 'Vhatkar', 'Karuvannur', '2013While', 'Madhugiri', 'Nato-Afghan', 'BangaloreGuwahati', 'powder-like', 'shrapnel.Intelligence', 'AttacksPhotographs', '0183-2223171', 'Daimary', '044-64502416', 'handsefforts', 'Nikashi', 'twitter.com/abpnewstv/stat', 'Perambra', 'Mehallan', 'strategising', 'financingIt', 'General-level', 'large-hearted', 'IC-814', 'Kanthalakshmi', 'records.Estimates', 'Satyabrata', 'Pitampura', 'blasts.On', '14-M', 'Noida-based', 'Jorhat/Dibrugarh', 'up.Maha', 'Syedi', 'Delhi-Attari', 'Choupal', 'Barobisha', 'Rakshita', 'pro-talks', 'Chandpol', 'Barkhanajan', 'Jamsad', 'Choupad', 'Dawki', 'Jammu-bound', 'bandobast', 'Aziziyah', 'Murdabad', 'hunkaar', 'list.Reza', 'tolerated.-I', 'Pathani', 'Ramabhadran', 'bi-cycle', 'Maidan.No', 'Anique', 'compound.As', 'Delhi/Kolkata', 'thelocal', 'leaders.I', 'blasts-related', 'country.Rahul', 'Swadhin', 'cost.However', 'Brother-is-watching', 'Hizb-ul-Mujahideen', 'foriegners', 'Tehseem', 'situation.Additional', 'Baghs', 'Mirji', 'employment.But', 'Bandra-Kurla', 'Hathua', 'non-press', 'Jaish-e-Mohammeds', 'Mominabad', 'Indo-Bhutan', 'highly-placed', 'Delhion', 'shooting-cum-blast', 'Vinodh', 'Bhawarlal', 'Shafia', 'Karnataka-based', 'Tazia', 'check.From', 'them.A', 'Landge', 'game-plan', 'Pachnoi', 'Chandramauli', 'Kalewal', 'arkatuljihadi2011@gmail.com', 'shrapnel-spewing', 'Harmu', 'taghut', 'Siddapur', 'penalty.The', 'Chidamabarams', 'Vartaknagar', 'our-protection-from-evil', 'blast-hit', 'relations.Reacting', 'Nihaal', 'Ahl-e-Hadis', 'COUNTERPOINTUNION', 'thePeethadheeshwar', 'Vidulkar', 'Tausim', 'Santokhba', 'Rettavayal', 'PhotosHyderabad', 'Pakistan.Including', 'Saamana', 'police15', '2Burdwan', 'Choumohany', 'CPRO', 'Limda', 'Modassa', 'Shingaar', 'said.After', 'Kotadiya', 'militant-free', 'sakta', 'Sungajan', 'Abids', 'Vedanti', 'Colombo.During', 'Gauraichak', 'Khomani', 'Phandu', 'Inamur', 'Takukdar', 'Gerhardsens', 'four-foot-long', 'Malegaon-Modasa', 'DL-5C-5889', 'Peshawar-based', 'Christian-Matthias', 'thecapital', 'Seetharamachandra', '2611072', 'Nazakat', '64-M', 'support.Pakistan', 'Palavillai', 'up-gradation', '040-27854771', 'inthree', 'Khumani', 'Kerala-Karnataka', 'atimer-device', 'Mutaliks', 'Dumaria', 'Sellur', 'Sompeta', 'Agarbattiwala', 'Thanakottoor', 'anti-extremist', 'market-goers', 'Sovram', 'NECB', 'detailsbut', 'PET-1000', 'Devdutt', 'Chotoo', 'Sukka', 'town-New', 'Nemmani', 'Sapkhata', 'Order/STF', 'bhraman', 'ofpassengers', 'multi-storeyed', 'Sanjarpur-Saraimeer-Phulpur', 'alertPolice', 'Qamarwari', 'Delhi/Guwahati', 'Athgaon', 'Niyamath', 'Dalim', 'KSRP', 'explosion.Investigators', 'PermalinkRaw', 'Dibrugarh-New', 'Anthgaon', 'dawn-to-dusk', 'trains.Modi', 'labour-dominated', 'Radhanpurwalla', 'Ehetshams', 'jehadis', 'Medipally', 'Jambhagi', 'Surjya', 'Kinnahar', 'Maudanys', 'Chautara', 'BJPs', 'Arilova', '16and', 'Sasidharan', '23-year-olds', 'trainsin', 'nitro-glycerine', 'Paramnand', 'officer.From', 'battery-charged', 'triggering-mechanismhad', 'harkatuljihadi2011@gmail.com', 'Patnas', 'timer-device', 'ChennaiQuilon', 'theories.First', 'key-technology', 'Khursid', 'Sheikh.A', 'Sukanthan', '2000-page', 'Abhayanand', 'town.I', 'state.In', 'Police-level', 'mostlyChristian', 'Northwest-Frontier', 'period.The', 'andshrapnel', 'Akhileswar', 'Shahbandri', 'werer', 'Bipul', 'Heibi', 'zoom-in', 'Prachiti', '2518', 'Kangleipak', 'Gangadhararao', '.50,000', 'Daffne', 'Lashker-e-Toiba', '.19:45', 'terror.Without', 'Motorstand', 'long-pending', 'Melapalayam', 'al-Almi', <text:soft-page-break/>'Chongajan', 'cream.Beyond', 'Dasashwamedh', 'Siddhesh', 'andarmed', 'Nitul', 'added.Chidambaram', 'neighbors.Meanwhile', 'Naroda-Patiya', 'checkgate', 'riots.This', 'recced', 'Kurgodu', 'Decaan', 'Dwarkadheesh', 'Ind-Suzuki', 'Mujibal', 'recces', 'Sabita', 'Zulfikhar', 'Pakistani-based', '.1,000', 'Borivli', 'Nadu-Andhra', 'Muslims.One', 'trawler.The', 'Puthimari', 'Mysorewala', 'Nahakatia', 'secuirty', 'Vanasthalipuram', 'Chikajan', 'organisation.Chief', '99805-10137', 'Tabrez', 'Somwarpet', 'P.M.S.', 'regard.Three', 'event.Eleven', 'overawing', 'seat-cushioning', 'REPORTSeven', 'newly-bought', 'investigations.It', 'unrest-conflict-and-war', 'property-related', 'supects', 'tale-tell', 'Godaulia', 'torture-induced', 'Kashmir-based', 'Pritpal', 'nitrate-based', 'Manipur-based', 'Farog', 'Jahirul', 'supergel', 'suspectedterrorist', 'added.However', 'jalidari', 'Omkaraiah', 'Mahabodi', 'Ramvilas', 'bus-stand', 'party.Amid', 'investigation.The', 'theoutskirts', 'Aqid', 'perpertrators', 'pre-Diwali', 'Islah-ul-Muslimeen', 'far.The', 'Vilsagga', 'WagonRs', 'thatthetoll', 'bread-winner', 're-activate', 'custody.Two', 'Yasins', 'PhotosJaipur', 'conflict-free', 'cycle-bomb', 'Nayandahalli', 'Varacha', 'known.Indian', '13-month-old', 'Laserium', 'revelationsWomen', 'Ahmedabad-Vadodara-Ahmedabad', 'nextone', 'Namkum', 'Arasavilli', 'Harnahalli', 'ChandpoleReportage', 'Theni-Cumbum', 'trinitrate', 'chotoominani5@gmail.com', 'Hinjli', 'Lotha', 'TASMAC', 'Bemina', 'PhotosPatna', 'Phoolwati', 'Kerala-based', '-22156553', 'twice-a-week', 'Tuesday.This', '23404478', 'Badabher', 'Indradeo', 'Islam.By', 'Bohori', 'Bapunagar', 'reported.PTI', 'Delhis', 'another.He', 'JaveriBazar', 'policies/decision', 'Sultanbazar', 'CPI-M', 'al-Jabiri', 'counter-insurgent', '15for', 'room-to-room', 'Lashker-e-Tayiba', 'owner-managers', 'theCBI', 'Mavilakunnumal', 'Bagh.Three', 'Rajkot-based', 'Ankik', 'Abolghasemi', 'Pune-like', 'said.His', 'Saroornagar', 'Makhdoomiwere', 'Arabia-bound', 'pro-Taliban', 'Dattu', 'ascertained.Maharashtra', 'UAPA', 'baggage-screening', 'highly-guarded', 'fecilitated', 'Vishwavidya', 'CJI', 'Sumanto', 'Haques', 'hand-grenade', 'etc.In', 'Tiniali', 'Punjabs', 'Bakulia', 'Mumbaikars', 'Kalsangare', 'Patna-based', 'Barzeh', 'Kalsangara', 'Alampatti', 'Hazares', 'UN-Arab', 'Sunday.Shabbir', 'now.Second', 'bomb-launchers', 'Pakistan.More', 'said.Chowdhry', 'Junai', 'Magrib', 'Gandarv', 'stands.Additional', 'Thiruppalakudi', 'world.Pakistan', 'Bongaigoan', 'Nadapuram', 'hospitals.The', 'Chungajan', 'added.On', 'Hunkar', 'Khidmatgars', 'Zabiuddin', 'Asads', 'General-Officer-Commanding', 'anti-Congress', 'temple.Patna', 'Dhakuakhana', 'Bidari', 'Guwahati-Bangalore', 'Chandranathan', 'Alshab', 'Bihar.Holding', 'half-guilty', 'Udalgiri', 'blasts.They', 'Rajak', 'Chikiti', 'Garware', 'them.The', 'Samela', 'Shahnawz', 'MS.Margaret', 'state.Condemning', 'Panchratna', 'Soram', 'Varanasi.The', 'half-litre', 'am.Arvind', 'Shahane', 'Dashashwamedh', 'injured.There', 'Sorab', 'red-colour', 'DGPAn', 'Jahir-ul', '011-26588700', 'AdugudiFourth', 'screens.The', 'Ahat-e-Noor', 'injurted', 'Jaish-e-Mohammad', 'Kumar-led', 'Sivasasar', 'blast.The', '25357398', 'co-inmate', 'al-Ekhbariya', 'well-orchestrated', 'inblasts', 'Lashkar-e-Taibas', 'chlorate/ammonium', 'blastsA', 'Barobisa', 'Varachha', 'Ghund', 'Borhat', 'one-feet', 'Utoya', 'Bhikam', 'outspost', 'Panigrahypentha', 'Gyanender', 'Maudani', 'non-Shia', 'Hasem', 'Directors-General', 'havein', 'Maudany', 'findout', 'Chandigarhs', 'Masala-wallah', 'Khaleelur', 'anti-extortion', 'ATFs', 'Tuesday.Preliminary', 'Ninans', 'YOGARAJ', 'Bhanudas', 'Mutalik', 'reports.A', 'Tooti', 'Jangli', 'Muslims.Malegaon', '500-rupee', 'Goverdhan', 'Bihariganj', 'Ayushman', 'Munshighat', 'Shitala', 'improvisewd', '120-B', 'station.The', 'Saloi', 'neighbourhood.Vijay', 'Puranik', 'namaazis', 'Satyapal', 'border.The', 'Sarusajai', 'Nanjappa', 'alert.All', 'Nirup', 'Buguda', 'Nalanda.Reacting', 'Dhamaji', 'Superintndent', 'finger-pointing', 'materialise.Most', 'branch.Ashok', 'Maundany', 'injured.DIG', 'speaking.At', 'Bodhgaya.And', 'Kolkata.The', '9778', 'critical.A', 'neeraj@neerajchhibba.com', 'fire-<text:soft-page-break/>bombing', 'Sarkhej', 'Lieut-Gen', 'Budhrani', 'presence.Footprints', 'Bhangaghar', 'Bihar.For', 'Dhawade', 'ones.IPL', 'played.There', 'Aseemanand', 'fire-tender', 'communalised', 'Kagzi', 'metresfrom', 'Prahladpur', 'lie-detector', 'state.Suspected', 'FBITwo', 'Mahbodhi', 'al-Alaa', 'Sahibabad', 'Gossaigaon', 'D.Periyasamy', 'Soumendra', 'grieve-stricken', 'defused.Police', 'Sahebganj', 'Tehsin', 'Kachru', 'Sarabjeet', 'him.Sajid', 'last-moment', 'warISI', 'Dibrugarh-Guwahati-Delhi', 'twin-domed', 'Ujjair', '298.8', 'Kwawasi', 'said.Islamabad', 'Pune-based', 'Haldibari-Siliguri', 'stampede-like', 'Arakandanallur', 'injuredIED', 'SINGHON', 'Moond', 'Zaraar', 'Siddhibappa', '58-M', 'Majgaon', 'authoritiesinitially', 'Sanjio', 'Wazhul', 'Kusumanchi', 'toblame', 'globally-proscribed', 'ball-bearings', 'houz', 'BJP.Whether', 'Nuajan', 'Awitness', 'Chat-Lumbini', 'KumawatAlso', 'rally.On', 'attended.The', 'Janmasthan', 'Dilkhush', '2Kolkatta', 'auto-van', '23:49', 'Ilamvazhuthi', 'dead.It', 'Anirudha', 'Rojok', 'citytoday', 'people.ATS', 'communal-tinged', 'Padmakar', 'statements.The', 'sanyas', '19of', 'Chaderghat', 'Jamaat-ul', 'Viqar', 'agencies.Today', 'Wahamuddin', 'Doval', 'year.Today', 'detonatedwhen', 'Sibli', 'CNNs', 'Darhal', 'Kaslangara', 'Razeek', 'Qasmani', 'M-block', 'aid.Severed', 'Ludhianas', 'Kulungara', 'VC2005', 'red-stained', 'carefully-scripted', 'Hizb-ul', '50injured', 'Illathu', 'Jagiroad', 'JAIPUR/UDAIPUR', 'Varanasileave', 'occurred.Photograph', 'Chandrapal', 'Ahmedabad.Movement', 'Yumnam', 'pre-diwali', 'Macerini', 'Saidha', 'reporters.Indian', 'Agencys', 'whentwo', 'Dibrugarh-bound', 'timer-based', 'Harkat-ul-Jihadi', 'crime.First', 'Inderjeet', 'Hajweri', 'Madiwala', 'Asfatullah', 'Shingar', 'hundreds.March', 'localities.The', 'sources.Police', 'Ramcharita', 'deathtoll', 'Sukannthan', 'Rangia', 'Khateri', 'mini-truck', 'Chath', 'Perampathy', 'anti-secular', 'Bhangagarh', 'Bhatkuchi', 'give-peace-a-chance', 'Gobindpur', 'investigation.An', 'Punjab.The', 'autonomy.IANS', 'Pookkadai', 'Wagamon', 'united.Unfortunately', 'Delapur', 'K.Narasingha', 'Chekkiyad', 'Rajvi', 'Khetrapal', '011-23389319', 'insuburban', 'blasts.Also', 'officials.A', '022-67570111', 'Laipuli', 'one.US', 'Taiyyab', 'Pradeepkumar', 'blamedthe', '.2.99', 'Nanded.The', 'HSLC', 'Moidangpok', 'werekilled', 'mobikes', 'Manash', 'Kauser', 'charge-sheet', 'Ahmedabad-Vadodara-AhmedabadJuly', 'RESPONSIBLEHolding', 'off.Maharashtra', 'Salems', '011-26588700Safdarjung', 'Atifs', 'Baghdads', 'injured.Must', 'PhotosGuwahati', 'two-dozen', 'Harkat-ul-Jihad', 'Narengi', 'water-tank', 'recognisance', 'Bangalore-Guwahati', 'Prehladpur', 'Assam-West', 'twowheelers', 'Deependra', 'separtae', 'HuJI-ULFA', 'Rangiya-New', 'Bokuloni', 'trial.Ashrat', 'Hajipur-Muzaffarpur', 'interefernece', 'Auradkar', 'Mediapersons', 'pourous', 'Kokrajhar.Another', 'Sikera', 'stone-pelting', 'twice-injured', 'blastin', 'CB-CID', 'Sainiks', 'case.Besides', 'face.One', 'strike-and-flee', 'Parab', 'Chowpathy', 'Mohammand', 'Kakotibari', 'chaiwallah', 'Mitramandals', 'Bhutnat', 'country.Since', 'Khatikhati', 'Adish', 'Gullamma', 'Tridib', 'Murkokseleng', 'Amritanand', 'Punjabi-dominated', 'Bongaingaon', 'Khargragarh', 'Sheetla', 'Allinagaram', 'KNS', 'Dasna', 'blood-splattered', 'case.The', 'Loknath', 'Hasimhara', 'Akilesh', 'incident.The', 'Dantewada-Sukhma', 'tomorrowIn', 'five-metre', 'Santhej', 'Ayutpur', '200people', 'Kheroni', 'warrantee', 'Hyderabad-Vijaywada', 'Lunawada', 'one-and-half', 'P.C', 'Mujahideen-SIMI', 'Kilpauk', 'Jundal', 'Viyyur', 'off.He', 'injuries.R', 'motorcycleEighth', 'prima-facie', 'Bongaigon', 'bachaloh', 'Minuthong', 'hospital.Utter', 'buttheir', 'Hatigaon', 'Tangla', 'Kafirpur', 'Dilsukh', '3-kg', 'Guwahati-Delhi', 'E.S.L.', 'Julekha', 'bullet-marked', '022-23855555', 'Al-Qaeda-linked', 'CID.The', 'bomb-makers', 'Jamaat-Ul-Mujahideen', 'sanitised.The', 'Thummanayakkanpatti', 'Hiranya', 'Saiyam', 'DERAILEDThursday', 'Digvijaya', 'Sekharan', 'Lunavada', 'said.Since', 'others.reached', 'Mazeed', 'Pakistanis.May', 'Nagars', 'Kalsangra', 'Guwahati-Shillong', 'God-sent', 'damageSources', 'Belacoba', 'IndiaEnlarge', 'Kurab', 'Sushanta', 'Shindes', 'Hotgi', 'checks.On', <text:soft-page-break/>'Batasipur', 'territory.We', 'Thirty-seven-year-old', 'motorcycle-riding', 'Nabh', 'Shahbandari', 'lunch-box', 'Hyderabad/New', 'terror.Mr', 'Mufaddal', 'module.The', 'Gudiyatham', 'IndiaDocument', 'Madanpura', 'Delhi.The', '17-M', 'Tharamangalam', 'device.Maharashtra', 'Moromis', 'places.Security', 'motorcycle-borne', '9384', '.20:26', 'Sudershan', 'Devnath', 'Mavoor', 'dAffaires', 'Prodip', 'Danilimda', '04:34:00', 'Deolali', 'params', 'Gaddiannaram', 'Chaudharys', 'Tughlakabad', '375-ml', 'Bijipur', 'Tariqul', 'Mathpara', 'Labdi', 'Tayiba', 'IMK', 'Shettar', 'JATM', 'Kailash-I', 'Shaniwar', 'Chameleswar', 'Dhatkuchi', 'Chirang', 'Dhekiajuli', 'MUMBAI/NASHIK', 'court.Two', 'document.title', 'Keshlur', "Jama'atul", 'Army.Modi', 'Bibinagar', 'it.Bihar', 'Kafil', 'calm.Zaveri', 'injured.The', 'nakabandi', 'stateof', 'pilgrims.Expressing', 'officials.Kumar', 'development.Our', 'Delhi-Wagah', 'resident.France', 'Tregar', '044-25357398', 'Isanpur', 'PPSS', 'housewith', 'WagonR', 'Condoling', 'Bhunath', 'Aarif', 'Secretary.The', 'Shahjad', 'thosebehind', 'Siddaiah', 'said.Rahul', 'Siddibapa', 'Bagve', 'Tripolia', 'Harkat-ul-Jehadi', 'anti-Modi', 'Bagadur', 'changethe', 'Viqaruddin', 'KLNLFs', 'Maithanapally', 'OGH', 'Hardik', 'Kabootarkhana', 'Vasani', 'Algazoli', 'Mattanchery', '138-metre', 'Salboni', 'Harkat-ul-Jihad-al-Islami', 'country.Eyewitnesses', 'Shaheel', 'Kalifulla', 'Gulabrao', 'Kuniamuthur', 'Devendar', 'Subhendu', 'Kumar.Singh', 'Shivaraj', 'probeA', 'Naiks', 'boothsSt', 'rexine', 'Lashkar-e-Tayyaba', 'al_arbi_delhi@yahoo.com,', 'others.Ties', 'Kawasai', 'suo-moto', 'Nehar', 'Thursday.Image', 'Lakheshwar', 'Gosaigaon', 'earthquake-affected', 'Kamakhya-Goalpara', 'Ibohanbi', 'Afzals', 'out.Such', 'Beniwal', 'golgappa-wala', 'IEDs.Interrogation', 'terror.Pune', 'official.According', 'abomb', 'Tejaram', 'attacks.AFP', 'IsabahArabic', 'blasts.Sattar', 'Rahmanbagh', 'act.The', 'passengerseach', 'attackTwo', 'behove', 'RxPG', 'Hyderabad-Secunderabad', 'Ambedvadi', 'backseats', 'bicyles', 'Mohanachandran', 'Pakistani-printed', 'attacks.Pune', '15-days', 'residential-commercial', 'aound', 'Parappana', 'Naojan', 'Hindpiri', 'truce.Monday', 'Jehadi/terrorist', 'suspects.In', 'SOGs', 'Pratran', 'reverification', 'business-process', 'Mayabazar', 'Four-sigma', 'Bhati-Avoynagar', 'Australia.devraj.dasgupta@timesgroup.com', 'hit-list', 'Zaki-ur-Rahman', 'Chauliaganj', '.18:55', 'Konwars', 'labour.It', 'policesaid.The', 'Rajrappa', 'paragraphRelatedTimes', 'murdabad', 'burqa-making', 'Pachau', 'Wadhawa', 'Gopakumaran', 'Sachani', 'cross-hairs', 'plotDelhi', 'QRTs', 'Harkishandas', 'cycle-store', 'toilet-kit', 'bomb-laden', 'Seshapani', 'custody.Security', 'Hasinas', 'Selvakumar', 'ISI-backed', '29/10', 'Upen', 'Topno', '31-M', 'Jamatal', 'Keshkal', 'tocustody', 'Day.No', 'madarasa', 'Harisinga', 'hour-and-a-half', 'Orissa.More', 'GobindpurBlast', 'loosely-held', 'said.Shivnarayan', 'Ulfa-orchestrated', 'Daimary-led', 'court-rooms', 'Maniyarpur', 'Gouripur', 'Mallaya', 'Pakistan-bound', 'final-year', 'Lekhi', 'incident/crime-free', 'Mazgaon', 'Puravarga', 'on.Goswami', 'Meenatai', 'in.At', 'site.Is', 'blast.Chief', 'officer.Eyewitnesses', 'Sanjivani', 'blastsPolice', 'custody.In', 'placejust', 'fashion.Two', 'Amolapatty', 'visit.Besides', 'said.Investigations', '@yahoo', 'newly-married', 'Avadeshanand', 'least20', 'theUnion', 'dates.The', 'IGIMS', 'Chanchalguda', 'anti-talks', 'Neibhiu', 'Gel-90', 'Sahanur', 'Madhurawada', 'Borlao', 'shrinesThe', 'Nripendra', 'commissionerates', 'Bakerys', '121A', 'Chwangphai', 'thoseinjured', 'it.Two', 'Gayoor', 'blast.On', 'up.The', 'Khopade', 'jugalbandi', 'Sungthagra', 'Thadiyantavide', 'Chheh', 'isolation.When', 'Vasni', 'sites.Shinde', '26707444', 'Ruckbul', 'Shiitemajority', 'Assam.A', 'conclusion.He', 'vestibuling', 'Prasad.He', 'chappals', 'Saraniya', '566-486', 'tip-offs', 'Bonalu', 'Bhatkals', 'rule.AFP', 'Akbaruddin', 'Rudy.This', 'Ganeh', 'Varansi', 'metal-detectors', 'nitrate-fuelled', 'chotoomanini5@gmail.com', 'de-fanged', 'revolt-infested', 'Samunder', 'bomb-manufacturing', 'phone.It', 'Koramangla', 'January-May', 'Mallad', 'toarrive', 'adsense_channel_id', <text:soft-page-break/>'Asadulla', 'G.N.B.', 'Ameeruddins', 'statement.Pravin', 'square.Some', 'Ouguri', 'Langde', 'Jarshad', 'Subhani', 'Barakambha', 'Asia.Tibetan', '5727', 'amarketplace', 'Taled', 'check-gate', 'bakery-restaurant', 'phone-tapping', 'Badhsah', 'PragnyaSingh', 'Tirumangalam', 'Padia', 'semi-residential', 'Doomdooma', 'Mokimnagar', 'Garchuk', 'Zarb-I-Momin', 'Balwar', 'Twitterati', 'Ramachander', 'Jhagra', 'much-criticised', 'N-E', 'Lashker-e-Taiba', 'Manhoman', 'Gajdhar', 'Firstpost', 'rampage.Throw', 'Cheriathura', 'Choudhari', 'AIMPLB', 'Samalpatti', '#patnablasts', 'addthis_pub', 'Pakistan-backed', 'Yechuri', 'AANLA', 'founder-brothers', 'Parachuri', 'Karbi-Anglong', 'anti-Naxal', 'pressure-cooker', 'Saidpora', 'cycle-stand', 'Assam.Police', 'defusedThe', 'state.Three', 'Ithought', 'Kohima.Police', 'said.At', 'death.The', 'officerBhatkal', 'Shariq', 'Phukon', 'Mudgerikar', 'R.P.N.', 'Moulla', 'Basith', 'ADGP', 'http://story.news.yahoo.com/news?tmpl=story&amp;cid=1503&amp;ncid=1503&amp;e=6&amp;u=/afp/20041002/ts_afp/india_northeast_blast', 'explosion.The', 'bin-Aziz', 'unidentified/unclaimed', 'Sanpada', 'Anakkulam', 'minutes.Scores', 'Brindabon', 'state.They', 'Advanis', 'Tehseems', 'naxal-infested', '170.46', 'August.Those', 'afternoon.A', 'Lahkar', 'Lagao', 'hamaara', 'Mudliar', 'MH-43', 'Tallah', 'Bihar.The', 'Suleimon', 'Maqbools', 'gaurichak', 'Al-Umma', 'Kathiababa', 'Nafeeq', 'said.Not', 'Sarkej', '0181-2223504', 'Hospital.According', 'recentterror', 'fault-lines', 'Mehata', 'Jawandha', 'Darbha', 'IED-laden', 'Shivnarain', 'explosives-laden', 'paragraphAudio', 'Bomdila', 'Mehandi', 'said.An', 'Pattalur', 'explode.In', 'Gulsana', 'Kamtapur.On', 'bazarBazar', 'said.Kumaraswamy', '12Next', 'Shejad', 'Sigriwal', 'Cadre-based', '15640', 'hoursbefore', 'circuit-controlled', 'firing.CR', '6/12', 'regime.PTI', 'Bhusaras', 'anti-naxal', 'Ragailong', 'Peerbhoy', 'Machkhowa', 'Arunendra', 'Siddiquie', 'Gangaghat', 'Seeliyampatti', 'blast.These', 'Venkateshaiah', 'Shimula', 'Ninepeople', 'monks.This', 'attacks.One', 'road-opening', '220-kg', 'Tardeo', 'Manipurs', 'requirement.The', 'Chetananand', 'Ningma', 'Kumananchavadi', 'Shagun', 'attackThe', '923453367472', 'Rambabu', 'Supual', 'Kumar.The', 'Director-Generals', 'Maudhany', 'Maurti', 'battery-like', 'Pragyas', 'Anands', 'Indo-Asian', 'Jyotinagar', 'Saturday.Three', 'Pancharatna', 'agencyquoted', 'Koramangla.Following', 'Jaleswar', 'Mulleri', 'independence.The', 'Mohammads', 'Bagwe', 'Thillankery', 'Annigeri', 'lathicharge', 'Hyderabadmosque.August', 'Paltanbazar', 'forces.Bodh', 'Palanganatham', 'Amoraguri', 'terror-related', 'personsCBI', 'Muthuraj', 'wheatish', 'Maulanas', 'Surajpole', 'pro-Nitish', 'Kwakeithel', 'eventand', 'LAXITYAs', 'said.According', 'Nitrate-based', 'Ashrat', 'pipe-bomb', 'Kalkaji', 'Santwana', 'Bhagagarh', 'region.AFP', 'killedat', 'Deendar', 'Latasil', 'Disukhnagar', 'Ramavaram', 'Satyakala', 'Terega', 'Manmohans', 'Chamaparan', 'Azeemchak', 'Vatva', 'Poonch-based', 'suitcase-bombs', 'soundedat', 'Dal-United', 'Antop', 'Colabawas', 'still-unidentified', 'mark-sheets', 'NewDelhi', 'others.More', 'especially-arranged', 'Wasani', 'nationalty', 'Ahmedabads', 'Hindus.Muslim', 'Baburbag', 'Mahasthaver', 'DeepakUpreti', 'training.Six', 'auto-parts', 'others.PTI', 'ills.They', 'Jagdalpur-Sukma', 'encounter.Malkangiri', '.16:30', 'ah/vip/bg', 'al-Halqi', 'M-Block', 'Jallandhar', 'Devinderpal', 'Binshai', 'Tahaseen', 'insurgency-hit', 'Barharwa', '13/7', 'adsbygoogle', 'attack.The', '.15.85', 'pan-India', 'said.Shivnaryan', 'two-km', 'Dhurwa', 'Al-Arbis', 'ImageAdeel', '0161-2760006', 'Punkha', 'source.Last', '120B', 'Lalbaba', 'Manipur-Myanmar', 'Jaish-e', 'Mangaldoi', 'BJP.VengeanceSources', 'andlater', 'Krishnakanth', 'attacks.Addressing', '2004Some', 'Ganeshguri', 'Scooty', 'Arbain', 'kileld', 'counsel.Hakim', '14857', 'reasons.While', 'Neiphiu', 'officegoers', 'ex-Madhya', 'Kirhanar', 'Noor-ul-Huda', 'Girgaum', 'Segunbagicha', 'remarksThe', 'Indian-ruled', 'Tauqeer', 'Tergar', 'Kotbalwal', 'closely-guarded', 'Thehseen', 'failure.Rapid', 'born.Congress', 'Moosarambagh', 'prayaschit', 'SSKM', 'Matunga/Mahim', 'Jhora', 'Sonwar', 'Gujarat.In', 'violence-prone', <text:soft-page-break/>'Mohanto', 'Adabari', 'powerloom', 'roadSixth', 'shoulder-to-shoulder', 'Hasina-led', 'district.with', 'Mohanta', 'chargesheets', 'Namphalong', 'Jagendra', 'throw-down', 'OGHs', 'Perappadan', 'Tinsukhia', 'Paliganj', 'Edacherry', 'Maligaon', 'Maithili-speaking', 'Naujan', 'Ramasamys', 'brick-batting', 'Yadaiah', 'recentlyopened', 'Kallagam', 'Asimanand', 'strike.A', 'BDDS', 'code-names', 'lawyers/litigants/stamp', 'al-Sharqi', 'situation.Bureau', 'Neelakantam', 'Baidyanathpur', 'Hindpidih', 'mediafrom', '1.5-kg', 'Miyapur', 'him.Leader', 'SIMI.But', 'Samor', 'Iringanoor', 'sources.Official', 'Dhokuakana', 'Sagarpur', 'Jalukbari', 'country.After', 'namazis', 'agencies.Bashar', 'Moirabari', 'said.Terror', 'Y.S', 'strike.According', 'conclusions.Clocks', 'Chandrashekher', 'half-a-kg', 'Teresas', 'Qureshis', 'Nagar.Police', 'Thangou', 'shopping.Three', 'Nadu.The', 'Anjanedu', 'calamity.Patna', 'contd', 'S.Senthilkumar', 'wascaused', 'Heirok', 'Ahata-e-Noor', 'Abdullahbhai', 'Gatade', 'Sariful', 'Howly', 'Prepak', 'Durlabh', '23385106', 'Zia-Ur', 'reactingin', 'Omalur', 'Rateswar', 'Somarajan', 'democracy.In', 'Bankebazaar', 'Sangakpham', 'Talukdarwas', 'responsibility.The', 'Bhariatya', 'hate-mongering', 'highintensity', 'explosive-laden', 'Myanmar.In', 'Salmara', 'Obaid-Ur-Rehman', 'Bannerughatta', 'case.This', 'woundedare', 'complexes.As', 'Malegaon.Investigations', 'sp10.nia@gov.in,', 'Madwani', 'agencys', 'commando-style', 'bachana', 'SDPO', 'custody.Home', 'workers.The', 'Rateshwar', 'Bajrangbali', '565-room', 'communalise', 'state.One', '23404478AIIMS', 'bomb-for-bomb', 'heavily-armed', 'Parvesh', 'itas', 'Cyberabad', 'Periyasamy', 'car-parking', 'sellsChinese', 'afternoon.He', 'blasts.Atif', 'Fantoosh', 'Maharshtra', 'official.The', 'three-bomb', 'Sahed', 'Hyderabad.Investigators', 'communities.The', 'Rajanth', 'PCPIA', 'Gopaldas', 'state-sponsor', 'Mahashakti', 'said.AFP', 'Khallikote', 'Chauan', 'Masiullah', 'injured.Alima', 'Lakhma', 'Schmader', 'Sarania', 'airdashed', 'beef-up', 'tacticsour', 'image-flips', '11,111', 'Baridhanesh', 'Poocherikunnu', 'said.Congress', 'Dhekia-juli', 'kilolitre', 'Ravishanakar', 'Singri', 'harbourers', 'Chamanpura', 'Yushau', 'fidayeens', 'Pratha', '80-ft', 'Aleemuddin', 'Hosathota', 'added.How', 'victimsMaharashtra', 'Suneja', 'depotSecond', 'Sukhma', 'Kawakati', 'solatium', 'Firangi', 'shouldnt', 'destruction.That', 'mahajar', 'Pravesh', 'Pachnanda', 'Siddhique', 'Malgaon', 'COVERAGEGovernment', 'shrine.The', 'area.Kolkata', 'officialswill', 'ago.The', 'anti-Maoist', '1,500-year-old', ',62', 'Assam-Arunachal', 'Gaurichak', 'Uravakonda', '2Kolkata', 'cyber-caf', 'Sudanchand', 'Sarbes', 'Tinsukia-bound', 'Balgandharva', 'Majlis-e-Ittehadul', 'Hemkanta', 'Tamka', 'settlements.Citing', 'Crime/Law', 'Wankhade', 'sub-divisional-magistrate', 'victims.The', 'R-Day', '16,18', '@narendramodi', 'Kahalgaon', 'specific.We', 'Urulikanchan', 'Jamaat-ul-Mujahideen', 'Rankhambe', 'least29', 'Mohesh', 'identified.Mr', 'JAIPUR/NEW', 'P.Velmurugan', 'Trikalagya', 'hit-and-hide', 'chasis', 'elusive.Investigating', 'sanitisation', 'Muzahiddin', 'Borivali-bound', 'sayingthat', 'group.The', 'Devanath', 'am-when', 'Tundas', 'Shafas', 'RPF/GRP/railway', 'Nangloi', 'Shringhar', 'Siddibappa', 'Burhauddin', 'newspaperwallahs', 'Varanasi.Union', 'Shafaz', 'Nabakumar', 'BAGESHREE', 'Qatil', 'Panchvati', 'Mumbai.All', 'Paban', 'Bankey', 'said.Explosions', 'taken.Security', 'DrSingh', 'her.The', 'Banerjee-led', 'Afghanistan.Referring', 'Taliban/Al-Qaeda', 'pro-Pakistan', 'MOUDALGI', '23061302', 'Nagalands', 'Majlis-e-Mushwarat', 'Maharasthra', 'yearsHis', 'Afghanistan.We', 'premises.The', 'Sreedhar', 'R.V.S.', 'forces.Sonitpur', 'Sarjapur', 'party-workers', 'decade-and-a-half', 'Pradesh-Madhya', 'Yoiheiba', 'Lokopriyo', 'Noonmati', 'Vatwa', 'Lokopriya', 'Meenakshinaickenpatti', 'Sunderlal', 'Mominpura', 'well-attempted', 'tree.Till', 'scene-of-occurrence', 'Budhwarpeth', 'Kallakudi', 'Guwahati-bound', 'Stadium.The', 'Tier-III', 'Obama-administration', 'googletag.display', 'Karimbinpalakandi', 'blasts.High', 'launcher-type', 'toChabad', 'Lamkhai', 'makingImprovised', 'vijaytech', 'Gowlipura', <text:soft-page-break/>'blastJust', 'personnel.Mr', 'Samrala', 'Alexandeo', 'emulsifier-based', 'vishwa.mohan@timesgroup.com', 'Kharate', 'ul-Jihad-e-Islami', 'privately-run', 'Harket-ul-Jihad-e-Islami', 'minimal.Gandhi', 'force.The', 'Shapu', '-RRB-', 'Godalia', '43-M', 'nearlysimultaneous', 'force.Once', 'Sarvagya', 'div-gpt-ad-1415181470682-6', 'addthis_title', 'one.The', 'prayers.No', 'warfooting', 'temple.Blood', 'gowdown', 'twodecades.Source', 'Dushehra', 'device.The', 'shootout.The', '11-05', 'TownSeventh', 'Sulphar', 'group.Meanwhile', 'Kolaigaon', 'Mousum', 'actPresident', 'Kujur', 'Jiribam', 'Topsia', 'dead.IANS', 'DGFIi', 'All-Bodo', 'Samsudheen', 'Qagzi', 'Vinaysinh', 'Khetan', 'Iyyambode', 'Shamshuddin', 'cognisable', 'place.Burhan', 'fire-bombed', 'nearbyforest', 'militans', 'Sugreev', '7.27pm-8', 'Keshloor', 'Chetananandgiri', 'Gujarat-like', 'SATP', 'borderAn', 'Solmari', 'Nagoris', 'Chirabazaar', 'rebels.On', 'scott-free', 'treatingblast', 'Inspector-in-charge', 'Shailja', 'ticket-windows', 'Jamiat-Ulama-i-Hind', 'mediareported', 'Schlaga', 'Muthalik', 'Heinou', 'telephone.The', 'Basumatary', 'elaborate.This', 'pre-decided', 'teamswere', 'TN-10', 'reporters.The', 'Pinku', 'Police.During', 'Fatasil', 'Halqi', 'Jammat-ul-Mujahideen', 'kin.Within', 'said.Singh', 'achcha', 'Lashkar-e-Tayiba', 'secretary.Bharatiya', 'alert.A', 'Geeram', 'andreligious', 'Lashkar-e-Taiba-linked', 'Jumat', 'un-preparedness', '.17:28', 'mutilated.Those', 'Jagao', 'was.Patna', 'Patel.Former', 'IMCall', '+91-854084821', 'site.Describing', 'over-bridge', 'Rangapara', 'tution', 'Armoor', 'again.The', 'Kadalundy', 'Chandausi', 'Mr.Dhariwal', 'blasts.He', 'Mujpura', 'Bakri-Muhammad', 'India-Nepal', 'Jahid', 'Maidanappally', 'D.N.Bezboruah', 'said.Expressing', 'Yadupur', 'shop-owner', 'said.Trying', 'Afzalgunj', 'Rathyatra', '64502416', 'Rabidas', 'window.adsbygoogle', 'Jainuddin', 'Khwani', 'brother-like', "case'Police", 'premises.Fortunately', 'Sharmas', 'Kishenchand', 'Harkat-ul-Jehad-e-Islami', 'Rajira', 'Radhanagar', 'today.For', 'commissionr', 'tetran', 'place.No', 'R.P.Sood', 'Maharashtras', 'city.There', 'Khuman', 'Mumbai.It', 'Fatak', 'Ahmedabad-Vadodara', 'andblasts', 'Duwara', 'Tarani', 'BHOPAL/AHMEDABAD', 'Rajavardhan', 'Saifabad', 'Longri', 'Panchamahals', 'Beganakhowa', 'Burail', 'Kondhwa', 'Pulak', 'Indo-Bangla', 'MaharashtraA', '022-24136051', 'Chandpatti', 'Kathalguri', 'transit-remand', 'blastHindu', 'Tamboli', 'Neepcos', 'killed.We', 'site.With', 'Satyamangalam', 'TempleA', 'Kirnanar', 'Bastar-Sukma', 'Paryavarana', 'sharpnels', 'Congress-controlled', 'Oppn', 'fool-proof', 'Sechapani', 'ballbearings', 'peopleThe', 'Labdhi', 'Royapettah', 'Pravinbhai', 'Mudassir', 'six-foot-long', 'Dhekaijuli', 'Chattabal', 'pre-and', 'Kodanadu', 'Daryaganj', 'Lahore-based', 'revolt-racked', 'Brijlal', 'Gurapanapalya', 'Yerawada', 'said.Anwar', 'post-Godhra', 'ModiGujarat', 'damage-control', 'Pahanhad', 'Shivanand', 'Kayakkodi', '121-A', 'weekend.The', 'nearby.paid', 'Podanur', 'Shivnarayan', 'Adadra-Godhra', 'Ibomcha', 'Doddabasava', 'Arifeen', 'killingand', 'Vriddhachalam', 'Kasmani', 'Tehreek-e-Taliban', 'input.It', '12509', 'Changmai', 'attacks.The', 'outfit.The', '.16.00', 'Al-Ekhbariya', '.11.45', 'chahega', 'MCOCA', 'persons.No', 'Maharashtra.February', 'bullets.The', 'Friday.Two', 'Shramjeevi', 'Dekamishing', 'said.High', 'IEDs.Habibur', 'bombexploded', 'Rawatpur', 'CBIs', 'Mellapalayam', 'Kichan', 'sadhvi', 'Jahrul', 'Kannappan', 'Dhariwal', 'Ajmers', 'Shitla', 'ally.The', 'theNational', 'JPNA', 'Kamakutty', 'temple.After', 'Nigerias', 'terrorism.Smoke', 'Narikatteri', 'world.BJP', 'stablished', 'JayalalithaaThe', '124-A', 'Atiz-Ur-Rehman', 'Lalgola.Maulana', 'Safrudeen', 'NDFBs', 'Shamik', 'likea', 'night.Anita', 'Manikchar', 'Mukut', 'Singhdeo', 'Leesha', 'Anowar', 'Bangladeshs', 'SEEPZ', 'PhotosBangalore', 'Panbazar', 'one-and-half-hour', '.5,000', 'Rangiya', 'Suvon', 'jail.In', 'Ajmer-Malegaon-Hyderabad', 'cliamed', 'MP.The', 'Kalapather', 'said.Earlier', 'Balerao', 'said.Vehicles', 'Heingang', 'Satyaprakash', 'Muttaki', 'Shershah', 'Rajia', 'residence.Narendra', '23404446', 'air.Local', '6ftx4ft', 'nightHe', 'Poll-bound', 'Maharabi', <text:soft-page-break/>'doweshowbellyad', 'al-Hindi', 'Ransaigra', 'AsaduddinOwaisi', 'Manank', 'Shankhnad', 'soil.The', 'Maruti-load', '22876288', 'Sarangpur', 'Tirunenveli', 'you?This', 'Ulubari', 'Mahesar', 'district-specific', 'charge-sheeted', 'and200', 'Bhiku', 'Kamesh', 'post-blast', 'Mufazzil', 'Naxal-hit', 'Jawadekar', 'injuries.The', 'Sarbananda', 'lagao', '05:38:00', 'revealed.Of', 'Nayandanahalli', 'Porompat', 'hospital.The', 'Nandkumar', 'Shab-e-barat', 'Swarajs', 'Dolamara', 'Karawal', 'Sabitha', 'attack.Cowardly', 'Meensurutti', 'NIA.The', 'Khau', 'Soofiya', 'Pilkhuwa', 'idicated', 'securityThe', 'said.Asked', 'gas-based', 'Bareily', 'Dharakote', 'Cricketer-turned-politician', 'Tongpal', 'foot-over-bridge', 'DL-1PB-2719', 'Ayodhaya', 'Mathar', 'thickly-populated', 'violence-hit', 'BELLARY/BANGALORE', 'Radheshyam', 'Padai', 'party-poopers', 'Laskhar-e-Taiba', '011-23348200', 'Ghatowar', 'probe.The', 'defused.Additional', 'province.AFP', 'remotecontrolled', 'Gunfoundary', 'sealed.With', 'Kharagragh', 'thenortheast', 'READFifth', 'I-day', 'Masudur', 'Police-Public', 'arrests.The', 'government.There', 'Accroding', 'Chidambaramis', 'officials.AFP', 'passenger.Mr', 'Bhikku', 'toldThe', 'Jangali', 'Vankaiah', 'Collegeand', 'Thenkasi', 'ATS.Those', 'Ameeruddinfather', 'Munnabao', 'Sashadhar', 'Neogel-90', 'blood-streaked', 'material.The', 'Mujibs', 'casteist', 'timer-detonator', 'Tier-I', 'stationwhere', 'Alauli', 'bandobust', 'well-secured', 'Anti-sabotage', 'Highly-placed', 'Khatum', 'Trikalyga', 'ragpickers', 'Ahmedbad', 'Golanthara', 'Tariq-al', 'him.One', 'supect', 'Patna.Another', 'cross-checks', 'Delhi.While', 'Abubucker', 'Kapadias', 'PUNE/NEW', 'attack.Two', 'stateappointed', 'devastatingemergency', 'Musheerabad', 'Ajmeera', 'Jiram', 'MinistrySerial', 'vehicleCalled', 'Shajan', 'All-Assam', 'Farheen', 'defused.Two', '03431', 're-rolling', 'India-Punjab', 'official.A', 'space.People', 'Sumantho', 'isthe', 'Golokganj', 'people.AFP', 'Tulsiwadi', 'Dhanjayababu', 'long-drawn-out', 'Fancybazar', 'helter-skelter', 'Isranpur', 'SamorBagh', 'Neelachal', 'Aligargh', 'Sixdie', 'Ismailpur-Guraru', 'rejected.Prime', 'Maniyari', '129489', 'Tamil-dominated', 'balsts', 'google_ad_channel', 'Nikil', 'Sudem', 'Mugalihonda', 'addthis_url', 'Tirupatthur', 'mediapersons', 'double-success', 'it.Singh', 'Suhasa', 'blasts.The', ',27', 'JDU', 'terror.The', 'least48', 'India-Asom', 'Punamgaon', 'anti-price', 'Girisola', 'injured.Assam', 'Guwahati.A', 'Andhyarujina', 'correspodent', 'said.Reconsider', 'Nandlalpur', 'Assam-based', 'injured.Police', 'Molandubi', 'Harkat-ul-Jihad-al-Islamiall', 'Hyderabads', 'Valiyad', 'Lampak', 'blaston', 'ground.Most', 'timer-controlled', 'badly-damaged', 'Mannur', 'cello-taped', 'spokesman.Although', 'procesion', 'nitroglycerine-based', 'area.CISF', 'Madhabendra', 'whichhad', 'Chariali', 'terrorists.The', 'Mumbra', 'Chelakkad', 'leaking.The', 'Jaishe', 'post-mortems', 'said.It', 'Washington.More', 'Waghamon', 'blasts.Police', 'sanitised.Intelligence', 'Hafeezbaba', 'Sangamera', 'Shamsu', 'Terga', 'center.At', 'Monohari', 'Keisampat', 'KLNLF', 'sites.Police', 'PatnaSecurity', 'Haibargaon', 'Sher-e-Kashmir', 'al-Abadi', 'indentification', 'Asish', 'dead.July', 'intizamia', 'lab.The', 'Kukka', 'Janjagran', 'Dasaswamedh', 'Majlis-e-Ittehaadul', 'Secretary-level', 'Ohnjalu', 'Bhangel', 'Meerza', 'Harkat-ul-Jihadi-e-Islam', 'phone.What', 'Sikharpur', 'Chhibba', 'Sampaths', 'cannon-fodder', 'Bihar.It', 'policeCentral', 'Bhootnath', 'Gaya-born', 'scooterist', 'Bokajan', 'Lokapriya', 'Janakalyan', '100were', 'Kazis', 'blast.He', 'cell-phones', 'niterates', 'community.The', 'Soibam', 'houses.He', 'a.m.According', 'Santoshnagar', 'city.Even', 'Samundar', 'Dilsuknagar', 'Bamunimaidam', 'Delhi-Howrah', 'IndiaGUWAHATI', 'Bodinayakkanur', 'Tengoupal', 'Verul', '350km', 'Bareilly-New', 'Sindhuri', 'Zaki-ur-Rehman', 'suspected.The', 'city.While', 'Societys', 'foot-over', 'cloth-store', 'alert.Though', 'powercuts', '2013With', 'Tirunagar', 'Guwahati.Initially', 'atPachmarhi', 'Tangkha', 'Priyadarshi', 'Guwahati-Puri', 'Jaish-e-Muhammad', 'Rejara', 'Anti-Sabotage', 'Bhikhu', 'undertrial', 'Rafiuddins', 'terror-attacks', <text:soft-page-break/>'TALEGAON/GAYA', 'NIA-NSG', 'Khyber-Pukhtoonkhwa', 'Rangrej', 'Lashkar-linked', 'scene.Thousands', 'Merajuddin', 'Malayesh', 'Lanheiba', 'moffusil', 'exploding.Modi', 'ChandrapalSingh', 'Bhatkal.Never', 'witnesses.Police', 'rally.Most', 'Pachokhar', 'Paglathan', 'Thondi', 'AHMEDABAD/MUMBAI', 'laserium', 'Ainul', 'them.Another', 'Delhi.Nagaland', 'critically.The', 'SMSes', 'Markandey', 'AlFatih', 'kurta-pyjama', 'subjects.ON', 'added.The', 'said.Pakistan', 'Immadoddin', 'SMSed', 'him.But', 'safe-house', 'Majlis-e-Mushawarat', 'al-Qaedas', 'Shadaab', 'Santoshs', 'analystRichard', 'Maheyan', 'Darba', 'Chakraborthy', 'MKCG', '.17:45', 'shelter.The', 'Riteshwar', 'county-made', 'attack.Sushil', 'Tehseen', 'ShamsuddinRafiuddins', 'rfiles', 'Salaar', 'Barthakur', 'Jagjeevan', 'time-device', 'Bhatkal-who', '.18:41', 'Aditis', 'Gudaulia', 'Chinnaswami', 'Midnapur-Adra', 'Karumbukadai', 'Neepco', '23342954', 'Tejarams', 'blastsThe', 'located.The', 'Imliban', '-RCB-', 'wounded.But', 'Qayamuddin', 'other.There', 'yesterday.The', 'Hawara-Balwant', '.17:50', 'pm.Two', 'Jagtar', 'area.According', 'Commune.A', 'Pansare', 'agency-to-agency', 'Relwani', 'fire.NIA', 'injured.-India', 'Bengal.In', 'Sanjarpur', 'Jaramana', 'Mancachar', 'beenrushed', 'Pune.The', 'ago.There', 'Lashkar-Huji', 'Saunday', 'aapka', 'tocondemn', 'Sachidanand', '153A', 'month-old', 'ex-activist', 'Hatkshwar', 'Mrintunjoy', 'Joykumar', 'BARIDHANESH', 'natun', 'Saikhong', 'anti-minority', 'Abinav', 'present.Sinha', 'Youm-e-Ali', 'Budhwar', 'RANCHI/PATNA', 'recently-published', 'area.But', 'bomb-factory', 'Makum', 'spot.The', 'mischief-maker', 'Hawamahal', 'Bhavar', 'non-Pashtun', 'Jagaran', '450-crore', 'Shelke', 'IMMohsin', 'Systemwherein', 'security.At', 'Nabla', 'Punjab-based', 'refuilling', 'bombs.A', 'ExpresswayJuly', 'Delhi-Lahore', 'cordon.AFP', 'Naxal-affected', 'Abinapu', 'injuries.Treatment', 'NetIndian', 'it.Early', 'bombing-related', 'Seemanth', 'mails/calls', 'Kishanbagah', 'anti-India', 'Tehrik-e-Taliban', 'Kapisa.AFP', 'Jamianagar', 'poll-bound', 'Thadiyandavide', 'Harkat-ul-Jihad-e-Islami', 'oneupmanship', 'injuringat', 'Loknayak', 'Phulwarisharif', 'Al-Iman', 'Borivili', 'Secertary', 'Srinagar-Anantnag', 'Jamaat-ud-Dawa', 'town.Burdwan', 'Sahpur-Patori', 'Ghosh.Names', 'said.Hossain', 'Mandlik', 'Kalasangra', 'Al-Qama', 'Bevinamarada', 'elections.Police', 'Iside', 'Poonamalee', 'G.P', 'restauranthad', 'Chandrayangutta', 'train.Two', 'Jharkhand-West', 'Nareshwor', 'Sashastra', 'jahaan', 'Chatala', 'LAXITYI', 'am.The', 'Asaduddin', 'Churgate', 'SIMI-LeT', 'twin-blast', 'planned.Image', 'Sanap', 'Bilasipara', 'disappeared.The', 'victims.Nagaland', 'anti-landmine', 'Devipukhuri', 'Makhdoomi', 'last.The', 'Adugodi', 'Khaniter', 'Bengaluru-Guwahati', '5959', '29-M', 'Kirnahar', 'Shanbandri', 'bombings.They', 'Bangladesh-based', 'tribal-dominated', 'addressWhen', 'Bigaha', 'saying.Meanwhile', 'Parapana', 'half-a-kilometre', 'Konsam', 'Uthangarai', 'operatives.The', 'pre-Republic', 'PILQuash', 'techninal', 'Dhanwantari', 'Fariadabad', 'Bagwan', '80-feet-tall', 'guru_alhindi_jaipur', 'Harkisondas', 'Kalabani', 'Kakiragram', 'Mahindera', 'police.Responsible', 'Centreis', 'car-lifters', 'Lalrokhuma', 'Bajrangi', 'WakeIndia', 'dayPolice', 'theAbuja', 'lathi-charge', 'APCR', 'ground.Every', 'al-Arbi', 'Moirangkhom', 'Surajmal', 'computer-criminals', 'presspersons', 'Gyasuddin', 'Bhaisaheb', 'ULFA-appointed', 'Salaikota', 'Hyderabadeatery.November', 'Shekowal', 'seriousNo', 'compounder', 'Udalguri', 'Thanarpara', 'Atiqur', 'Management/Quality', 'assault.As', 'Ballabgarh', 'Harkat-ul-Jehadi-Islamia', 'Charni', 'holidayers', 'Trikal', 'Ibrahims', 'Sankatmochan', 'BanerjeeWest', 'Hinduthat', 'KarachiTehreek', 'Lokpriya', 'blast.Forensic', 'worked/working', 'Tetrain', 'Sahidur', 'passengers/public', 'Riteish', 'ened', 'Chandershekhar', 'Rafiganj', 'Odhav', 'ball-like', 'terorism', 'Subair', 'blasts.Sadiq', 'Patna.The', 'Okram', 'Amjed', 'chemical-detonation', 'Umrangsho', '23389853', 'recognition.Police', 'escape.Investigators', 'commercialhub', 'Ulfas', 'Zawahari', '011-23341074', 'Mangra', 'mark-sheet', 'PUCL', 'RanchiRanchi', '.10,000', 'Tengapara', 'Kota-based', 'middle-belt', 'Al-Ikhbariya', <text:soft-page-break/>'Godses', 'Haddi', 'Shringar', 'thecountry', 'chiefThe', 'Erabot', 'Aavin', 'Shivamurthy', '121-year-old', 'Sadhavi', 'Samvidhan', 'blastOpposition', 'mud-pot', 'Sarful', 'two-feet', 'Zulfiquar', 'Kothapet', 'fighters.The', 'Shamlal', 'hour.Rahul', 'market.All', 'Birubari', 'Chintur', 'added.POINT', 'injured.Special', 'black-coloured', 'past.Skip', 'Lakhmipur', 'Forces/Intelligence', 'Sapekhati', 'investigations.IANS', 'Saifulla', 'Narayanaguda', 'assets/infrastructure', '011-23438200', 'NIA.We', 'pmUnion', 'acceptance.Punjab', 'duties/business', 'said.Yesterday', 'Thefiring', 'Mohsim', 'limbs.Bagve', 'Zebunnisa', 'Peseyie', 'Porbander', 'footoverbridge', 'Ishwarchandra', 'Tibetian', 'Panabazar', 'liaisoning', 'boggie', 'stepped-up', 'BhujbalIn', 'Sujai', 'clock-based', 'Forceand', 'translites', 'Shriniwas', 'detained.The', 'Satgaon', 'Devilry', 'Dhilli', 'Baleeg-ud-din', 'founder-chief', 'pocket-size', '.17:09', 'Choraipung', 'place.The', 'area-specific', 'explosive-packed', 'KumarBihar', 'Dabojit', 'Amrutvahini', 'Friday.Another', 'Seikh', 'Pakistan-trained', 'Peethadheeshwar', 'arrested.On', 'Halfong', 'Ansaris', 'Ghilakuti', 'Tier-II', 'Sarmas', 'Beldanga', 're-group', 'Shivganga', 'charged-up', 'Pakistan-controlled', 'Bisnoi', 'Tekri', 'Pranjal', 'usedin', 'Riyajul', 'paisari', 'Ranigunj', 'Uruli', 'city.People', 'Vijayakumari', 'Vijayakumaran', 'Gauripur', 'Khagraghar', 'al-Adawiya', 'founder-leaders', 'dharna', 'persons.PTI', 'Sha-nawaj', 'anti-talk', 'gurudesh', 'Kalbadevi', 'Ahmeds', 'L-18', '022-23085379', 'Takkalki', 'Id-ul-Fitr', 'Bortol', 'Jamtada', 'Bhupatsinh', 'Shobhan', 'oil-collecting', 'blast.A', 'roadThird', 'intelligence-based', 'data-points', 'Poonthura', 'Vannel', '856-km', 'Ahmedabad-Gandhinagar', 'Kabutarkhana', 'Bhalerao', 'Safrai', 'Gargaresh', 'I.P.C.', 'state.There', 'Tauqueer', 'Sivsagar', 'Shimulia', 'Bahadurganj', 'anti-insurgent', 'bicycle-bomb', 'Raghvendra', 'Bhardhwa', 'Ravan-dahan', 'Bihar.District', 'Muzafarpur', 'CHIDAMBARAMON', 'Halim/ReutersVictims', 'Barachatti', 'blaststook', 'red-corner', 'Gaam', 'Dibruagarh', 'Khargagarh', 'Sunticoppa', 'anti-cow', 'thesubsequent', 'Neyaz', 'Bhurdman', 'Degliya', 'Chhajed', 'Khalistanis', 'Shameer', 'Mohammadin', 'structure.In', 'Ritheshwar', 'died.Twenty', 'ThePress', 'Kurhani', 'opposition-ruled', 'anti-dacoity', 'PTIIt', 'foot-age', 'Baruni', 'stand.The', 'Debajit', 'GayaSecurity', 'Sidhai', 'Kumawat', 'Urali', 'Tamulpur', 'city.But', 'Rajbongshi', 'Palve', 'Dibrugarh-Guwahati-New', 'Tahawid', 'Basudeb', 'Daura-e-Khaas', 'bicycle-bombs', 'Panjabari', 'motor-cyclist', 'Lakwa', 'location.href', 'than700', 'back-to', 'Thursday.A', 'dead.The', 'Roshith', 'Valayal', 'Sajana', 'Thakuria', 'stafs', 'Patakdawalla', 'splinters-laden', '2564485', 'Tirumangalam-Rajapalayam', 'allegedinvolvement', 'Udya', 'Rajoria', 'Pathrija', 'area.Police', 'added.At', 'ground.The', 'Indianisation', 'non-Kashmiri', 'Sheikh.During', 'expressway.LPG', 'there.The', 'ULFA-of', 'Faiyaz', 'Kalsanghra', 'Moromi', 'Viswamanagalam', 'Karunagapally', '24-Parganas', 'Thirty-twopeople', 'bed-level', 'PhotosSibsagar', 'Ashwaq', 'coordinated.PTI', 'Harekrushna', 'Pradesh-based', 'Uppuguda', 'Mashawrat', 'Virupapura', 'Shahnur', 'ThursdayRs', 'added.National', 'Kalsaangra', 'said.Having', 'Shringaar', 'Naquee', 'Marjeh', 'Khanwilkar', 'perpetrators.The', 'rickshawman', 'GEHI', 'Hatkeshwar', 'PMPrime', 'in-chamber', 'Ahmadebad', 'Kasmi', 'Amritavahini', 'Mithilesh', 'terror.This', 'gateman', 'fromDimapur', 'Gayur', 'officer.The', 'hasrevealed', 'it.That', 'Sanganeri', 'area.Ankit', 'nine-volt', 'HYDERABAD/MUMBAI', 'road.Gaya', 'Pune.Maha', 'country.Though', 'Ballav', 'said.Most', 'said.Two', 'Ankuli', 'Ismailpur', 'site.People', 'Chitraban', 'airport.A', 'country.Communal', 'Maniharon', 'probes.Four', 'area.New', 'injuries.Police', 'todetonate', 'Shujapur', 'years.Home', 'Aishbagh', 'attack.August', 'wherethe', 'IANS.Malkangiri', 'Barakhamba', 'Mumbais', 'Bangladesh.Police', 'Lasker-e-Taiba', 'Actor-turned-politician', 'Tulsiani', 'Nitishs', 'Amruta', 'Dagdusheth', 'evening.The', 'Khagragarh', 'district-wise', 'political-religious', 'target-segment', 'Khamun', 'investigation.Coincidence?Interestingly', 'al-Bour', 'Janambhoomi', <text:soft-page-break/>'Hosathotha', 'Durlabhji', 'Mahdian', 'Shafeen', 'byline/name', 'Mujahhiddin', 'car-bomb', 'Dilkushnagar', 'forces.While', 'TimesHence', 'Hundia', 'Mujaheedin', 'Pak-based', 'Amitesh', 'bombs-on-wheels', 'said.As', 'history.Gunmen', 'Pakistan-occupied', 'Gaya.The', 'Simrahi', 'byAaron', 'Bariatu', 'blast.Today', 'nearsimultaneous', 'counter-insurgent-turned-politician', 'Itchapuram', 'Sapu', 'DMDK', 'emerge.On', 'near-stampede', 'minority-dominated', 'Deuri', 'talks.September', 'at12', 'Payyambalam', 'Anjaneyalu', 'Lilong', 'Malleshwaram', 'Paharganjs', 'Sanghs', 'said.One', 'Analert', 'Jehad-e-Islami', '300injured', 'non-Assamese', 'three-storyed', 'glass-door', 'Manipurof', 'Chalad', 'Medicity', 'emergency-response', 'Byatnal', '.20:09', 'Hakkim', '-LSB-', 'phosphorous-sulphur', 'Mediciti', 'Lokhra', 'Yakka', 'MultimediaMap', 'tourists.The', 'India-Bangla', 'Bikki', 'Champabati', 'Bhadutala', 'three-sigma', '.25,000', 'Extremism-affected', 'said.On', 'waste-papers', 'Madivala', 'Lekhapni', 'Deo-Abma', 'Firoze', 'post-blasts', 'Ahmedabad.Subsequently', 'PTI.He', 'Beedand', 'Khondva', 'killed.Doctors', 'insurgency-related', 'apparent.Also', 'arestill', 'Mehbook', 'Rajitha', 'hospital.This', 'Naxal-dominated', 'said.Eleven', 'theblasts', 'Hizb-ul-Mujahideens', 'whichcarries', 'injured.According', 'Chanderia-Pichhulia', '4,230-page', 'country-made', 'morning.One', 'Tadiyandavide', 'Dhurbi', 'inneighbouring', 'Himanta', 'incident.Sonewane', 'Songbijit', 'Mohans', 'Hunkaar', 'pro-regime', 'Sonwane.It', 'Harkut-ul-Jehadi', 'six-seven', 'Moolchand', 'Shimulia.Rejaul', 'IM-SIMI', 'Sandeed', 'injured.Bangladesh-based', 'saysVicky', 'Asimilar', 'Chinnasamy', 'Khalistani', 'was.AFP', 'M-sector', '.12.02', '98440-51677', 'synergised', 'blast.They', 'Kvernen', 'Anandmai', 'Dharmana', 'G.M.P.', 'Sangbijit', 'jawab', 'Ananga', 'Shirole', 'actas', 'specially-convened', 'Dhaka-based', 'Hyderabad.Protest', 'gherao', 'car-bombs', 'strength.Karbi', 'whosemembers', 'Kironjyoti', 'Wasey', 'lightpoles', 'egg-stall', 'ghats.In', '100people', 'TDPs', 'ULFAs', 'Ambejogai', 'importance.There', 'Sedaghatzadeh', '0171-2610329', 'officer.Following', 'Guwahatis', 'Sugajan', 'bomb-maker', 'that174', 'minister-in-exile', 'Palaniswami', 'factory.Interrogation', 'Sadhvi', 'Indrasena', 'Harkat-ul-Jihad-al', 'images.The', 'said.Seventeen', 'padayatra', 'MUMBAI/MALEGAON', 'rebels.Police', 'Khatavkar', 'bomb-strapped', 'India-Marxist', 'Panse', 'population.In', 'Rajes', 'Tanjil', 'Gidhni-Jhargram', '9-30', 'Sarmala', '425/CI/2010', 'Senthilkumar', 'cops.Police', '30095555', 'people.Several', 'cardio-respiratory', 'Bengali-speaking', 'Pitatali', 'nitrogen-based', '@ShahnawazBJP', 'C-Block', 'added.Heavy', 'Sonwane', 'GandhiCondemning', 'Kolkata-bound', 'battlaion', '24500254', 'tally.AFP', 'pluralitistic', 'Mehrabuddin', 'Bangladesh.Sources', 'Karipur', 'Masod', '.18:30', 'andinjured', 'Hinduisms', 'Indresh', 'Junglenar', 'http://story.news.yahoo.com/news?tmp...ortheast_blast', '.18:38', 'Jamat-e-Islami', 'airport-style', 'Mumbai.October', 'Bamunimaidan', 'ANLA', 'tosecede', 'explosion-related', 'Simdega', 'September-end', 'Mahmudiyah.The', 'Rakhila', 'Dinjan', 'Shaiful', 'Nayyer', 'MessageReport', 'Pranay', 'alertfollowing', 'act.Talking', 'bombers.The', 'Kalimela', 'auto-rickshaw', 'Nikkam', 'Bhosala', 'TQM/QA', 're-active', 'Karachi-based', '800km', 'Hengerabari', 'ofbloodshed', 'Kawasi', 'motu.The', 'areas.Additional', '18/2008', 'Baburbagh', 'Aais', 'gheraoed', 'Khongnembi', 'said.Modi', 'Sripal', 'Unko', 'Banglaore', 'Ibobi', 'tjey', 'Britain-based', 'GMCH', 'child.This', 'already-strained', 'Naharkatia', 'M.K.D.', 'site.An', 'Kankana', 'blame-game', 'Bidri', 'Pakistani-made', 'Dilsukhanagar', 'ofpolice', 'Al-Peshawari', 'Rekurthy', 'Pengeri', 'Kunhammed', 'Jamat-ud-Dawa', 'Gujarats', 'Jalees', 'responsibility.Haider', 'Changsari', 'Bheora', 'here.Terror', 'Riflesand', 'strategyTerrorism', 'harkatuljihadi2011@gmail.com,', 'Jamaat-e-Mujahideen', 'explosion.Datatray', 'Gurumayum', 'anti-Naxalite', 'bus-stop', 'Sambhupur', 'Sumant', 'Jaynarayan', 'militancy-hit', 'injuredhave', 'Annakulam', 'said.Police', 'Abdul-Amir', 'Mcoca', 'Bhaskarjyoti', <text:soft-page-break/>'Ghagrapar', 'Indo-Bangladesh', 'war.AFP', 'Hoonkar', 'Intelligence-backed', '2013Me@Namo', 'hrs.The', 'Harkat-linked', 'Nareswar', '2013He', 'Jalalgarh', 'Goreswar', 'Gandharv', 'October-December', 'Bashr', 'Johurddin', 'andShyam', 'occurred.Four', 'Olongo', 'Ashwatnarayana', 'Barsajai', 'Rajdhanis', 'guerrillagroups', 'Mattuthavani', 'off.We', 'Bonam', 'Abbas.The', 'Bauribandhu', 'A.N.Maudhany', 'Parkar', 'safe.Quoting', 'PawarIt', 'al-Athorien', 'babus', 'DovalKolkata', 'mail.A', 'Banerjee.According', 'Kadimeri', 'MSJ', 'Mintu', 'Swahidbedi', 'explode.ExplosivesThe', 'Paikar', 'Twenty-six-year-old', 'ul-Jihad', 'in-principle', 'I.P.S.', 'PTIreports', 'Oberoi-Trident', 'Audugodi', 'Sukhtankar', 'Guwahati-based', 'chiefAbandoned', 'months.Central', 'Venkatadiri', 'Mukongselek', 'Guwahati.One', 'spokesmansaid', 'Munat', 'Subrahmanian', 'Shahnawaj', 'Madhusudhan', '2423', 'agla', 'up.One', 'threat.The', 'recceed', 'Shivajipalem', 'reality.DENYING', 'leaders-Imran', 'out-bound', 'Shia-dominated', 'Abishek', 'chargesheeted', 'Gosainganj', 'Feroke', 'Tinali', 'hand.Shiv', 'blow-by-blow', 'L.K.Advani', 'firecrackers.The', 'shortly.The', 'Hussainsagar', 'ofAssam', '-RSB-', 'Buharis', 'Gujarati-dominated'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3:24:42.031138865</meta:creation-date>
    <meta:generator>LibreOffice/5.1.6.2$Linux_X86_64 LibreOffice_project/10m0$Build-2</meta:generator>
    <dc:date>2017-11-07T05:24:33.939073124</dc:date>
    <meta:editing-duration>PT1H3M22S</meta:editing-duration>
    <meta:editing-cycles>14</meta:editing-cycles>
    <meta:document-statistic meta:table-count="0" meta:image-count="0" meta:object-count="0" meta:page-count="17" meta:paragraph-count="95" meta:word-count="4322" meta:character-count="56927" meta:non-whitespace-character-count="52683"/>
  </office:meta>
</office:document-meta>
</file>